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njour et bienvenue sur mon site Web. Vous y trouverez prochainement toutes les informations utiles ainsi que leurs documentations.</text:p>
      <text:p text:style-name="Standard">A ce jour le site est en travaux, il est donc appeler à évoluer et surtout se remplir, sa mise en ligne aujourd'hui me permet d'affiner sa présentation et ses critères « responsive ».</text:p>
      <text:p text:style-name="Standard">A ce propos le choix à été fait d'une présentation ludique et créative plus que le choix d'un site souple et optimisé, c'est donc un exercice de style qui m'a permis de jouer entre les différents éléments JavaScript, HTML et Sass, en s'adaptant aux contraintes et en cherchant des solutions <text:s/>plutôt qu'une vitrine d'exposition.</text:p>
      <text:p text:style-name="Standard">N’hésitez donc pas à visiter le lien GitHub ci-dessous afin d'avoir un accès complet au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ris  Andermann</meta:initial-creator>
    <meta:creation-date>2021-09-29T08:50:47.48</meta:creation-date>
    <meta:document-statistic meta:table-count="0" meta:image-count="0" meta:object-count="0" meta:page-count="1" meta:paragraph-count="4" meta:word-count="123" meta:character-count="735"/>
    <dc:date>2021-09-29T09:05:52.28</dc:date>
    <dc:creator>Boris  Andermann</dc:creator>
    <meta:editing-duration>PT15M5S</meta:editing-duration>
    <meta:editing-cycles>1</meta:editing-cycles>
    <meta:generator>OpenOffice/4.1.10$Win32 OpenOffice.org_project/4110m2$Build-9807</meta:generator>
  </office:meta>
</office:document-meta>
</file>